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052dc" officeooo:paragraph-rsid="000052dc"/>
    </style:style>
    <style:style style:name="P2" style:family="paragraph" style:parent-style-name="Standard" style:list-style-name="L1">
      <style:text-properties fo:font-size="14pt" officeooo:rsid="000052dc" officeooo:paragraph-rsid="000052dc" style:font-size-asian="14pt" style:font-size-complex="14pt"/>
    </style:style>
    <style:style style:name="T1"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zahlungsschein für Depot8-Guthaben</text:h>
      <text:p text:style-name="P1"/>
      <text:list xml:id="list2433129218" text:style-name="L1">
        <text:list-item>
          <text:p text:style-name="P2">Bitte benutze diesen Einzahlungsschein nur um Guthaben für die <text:span text:style-name="T1">unten aufgedruckte Wohnung/Depot8-Kontobezeichnung</text:span> aufzuladen. Der Betrag wird automatisch dem entsprechenden Konto zugewiesen.<text:line-break/></text:p>
        </text:list-item>
        <text:list-item>
          <text:p text:style-name="P2">Der Einzahlungsschein kann für die gleiche Wohnung/Depot8-Kontobezeichnung mehrfach verwendet werden. Der Betrag kann jedes Mal frei gewählt werden. Mit dem Einzahlungsschein kann auch ein Dauerauftrag erfasst werden.<text:line-break/></text:p>
        </text:list-item>
        <text:list-item>
          <text:p text:style-name="P2">Dieser Einzahlungsschein kann jederzeit in der Warmbächli-App unter «Depot8» mit dem roten Knopf unten rechts abgerufen werden. Es kann auch eingestellt werden, dass automatisch eine Email mit dem Einzahlungsschein verschickt wird, sobald das Guthaben unter einen bestimmten Wert fällt. Diese Funktion kann unter «Suche/Filter und weiter Funktionen» → «Einstellungen» aktiviert werd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5T07:55:25.731934692</meta:creation-date>
    <dc:date>2024-06-25T08:31:18.322485332</dc:date>
    <meta:editing-duration>PT35M52S</meta:editing-duration>
    <meta:editing-cycles>2</meta:editing-cycles>
    <meta:generator>LibreOffice/7.4.7.2$Linux_X86_64 LibreOffice_project/40$Build-2</meta:generator>
    <meta:document-statistic meta:table-count="0" meta:image-count="0" meta:object-count="0" meta:page-count="1" meta:paragraph-count="4" meta:word-count="105" meta:character-count="834" meta:non-whitespace-character-count="734"/>
  </office:meta>
</office:document-meta>
</file>